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13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14" style:family="table-cell" style:parent-style-name="Default">
      <style:table-cell-properties fo:background-color="transparent" fo:wrap-option="no-wrap"/>
      <style:text-properties style:use-window-font-color="true" style:font-name="Courier" fo:font-size="10pt" fo:font-weight="bold" style:font-size-asian="10pt" style:font-size-complex="10pt"/>
    </style:style>
    <style:style style:name="ce15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16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17" style:family="table-cell" style:parent-style-name="Default">
      <style:table-cell-properties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8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15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6"/>
          <table:table-cell table:style-name="ce6" office:value-type="string">
            <text:p>FILECONNECTOR</text:p>
          </table:table-cell>
          <table:table-cell table:style-name="ce1"/>
          <table:table-cell table:style-name="ce6" table:number-columns-repeated="3"/>
          <table:table-cell table:style-name="ce1" table:number-columns-repeated="5"/>
          <table:table-cell table:style-name="ce12"/>
          <table:table-cell table:style-name="ce3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DFLDID</text:p>
          </table:table-cell>
          <table:table-cell table:style-name="ce2" office:value-type="string">
            <text:p>auto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8" office:value-type="string">
            <text:p>order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office:value-type="float" office:value="100">
            <text:p>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NAME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8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DESCR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9]+10" office:value-type="float" office:value="120">
            <text:p>1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8]+1000" office:value-type="float" office:value="1100">
            <text:p>1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ODE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5]+10" office:value-type="float" office:value="1110">
            <text:p>1110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/>
          <table:table-cell office:value-type="string">
            <text:p>fileconnector.php</text:p>
          </table:table-cell>
          <table:table-cell office:value-type="string">
            <text:p>listProtocols()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HOS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hos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120">
            <text:p>1120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::checkInput('ifc_host)</text:p>
          </table:table-cell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OR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130">
            <text:p>1130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::checkInput('ifc_port)</text:p>
          </table:table-cell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OGI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ogi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140">
            <text:p>1140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::checkInput('ifc_login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SSWOR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ssword</text:p>
          </table:table-cell>
          <table:table-cell table:number-columns-repeated="2" office:value-type="string">
            <text:p>N</text:p>
          </table:table-cell>
          <table:table-cell office:value-type="string">
            <text:p>password</text:p>
          </table:table-cell>
          <table:table-cell table:formula="oooc:=[.H19]+10" office:value-type="float" office:value="1150">
            <text:p>1150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::checkInput('ifc_password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TH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th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1160">
            <text:p>1160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::checkInput('ifc_path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S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 (secure)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1]+10" office:value-type="float" office:value="1170">
            <text:p>117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METHOD&amp;id=%ID%&amp;method=verifyNewCxFiles()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OPENE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is accessib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22]+10" office:value-type="float" office:value="1180">
            <text:p>118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ASTSCA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ast sca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("%A %d %B %Y %X")</text:p>
          </table:table-cell>
          <table:table-cell table:formula="oooc:=[.H23]+10" office:value-type="float" office:value="1190">
            <text:p>119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15]+1000" office:value-type="float" office:value="2100">
            <text:p>2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IST</text:p>
          </table:table-cell>
          <table:table-cell table:formula="oooc:=[.B26]" office:value-type="string" office:string-value="IFC_SPEC">
            <text:p>IFC_SPEC</text:p>
          </table:table-cell>
          <table:table-cell office:value-type="string">
            <text:p>rul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26]+10" office:value-type="float" office:value="2110">
            <text:p>2110</text:p>
          </table:table-cell>
          <table:table-cell office:value-type="string">
            <text:p>W</text:p>
          </table:table-cell>
          <table:table-cell table:number-columns-repeated="6"/>
          <table:table-cell table:style-name="ce17" office:value-type="string">
            <text:p>empty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NAME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7]+10" office:value-type="float" office:value="2120">
            <text:p>212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PATTERN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patter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130">
            <text:p>213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ID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9]+10" office:value-type="float" office:value="2140">
            <text:p>214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/>
          <table:table-cell office:value-type="string">
            <text:p>::checkFamily()</text:p>
          </table:table-cell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family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150">
            <text:p>2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IFC_SL_FAMILYID%</text:p>
          </table:table-cell>
          <table:table-cell office:value-type="string">
            <text:p>fileconnector.php</text:p>
          </table:table-cell>
          <table:table-cell office:value-type="string">
            <text:p>getFamiliesWithFile(D,IFC_SL_FAMILY):IFC_SL_FAMILYID,IFC_SL_FAMILY,IFC_SL_ATTRID,IFC_SL_ATT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ID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attr 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1]+10" office:value-type="float" office:value="2160">
            <text:p>216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attribu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2170">
            <text:p>217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IFC_SL_FAMILYID%</text:p>
          </table:table-cell>
          <table:table-cell office:value-type="string">
            <text:p>fileconnector.php</text:p>
          </table:table-cell>
          <table:table-cell office:value-type="string">
            <text:p>getFilesAttr(D,IFC_SL_FAMILYID,IFC_SL_ATTR):IFC_SL_ATTRID,IFC_SL_ATT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DIRID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di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3]+10" office:value-type="float" office:value="2180">
            <text:p>218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DIRID):IFC_SL_DI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DIR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move to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4]+10" office:value-type="float" office:value="2190">
            <text:p>2190</text:p>
          </table:table-cell>
          <table:table-cell office:value-type="string">
            <text:p>W</text:p>
          </table:table-cell>
          <table:table-cell/>
          <table:table-cell office:value-type="string">
            <text:p>%S%app=FREEDOM&amp;action=FREEDOM_VIEW&amp;dirid=%IFC_SL_DIRID%</text:p>
          </table:table-cell>
          <table:table-cell office:value-type="string">
            <text:p>fdl.php</text:p>
          </table:table-cell>
          <table:table-cell office:value-type="string">
            <text:p>lfamily(D,DIR,IFC_SL_DIR):IFC_SL_DIRID,IFC_SL_DIR</text:p>
          </table:table-cell>
          <table:table-cell office:value-type="string">
            <text:p>%S%app=GENERIC&amp;action=GENERIC_EDIT&amp;classid=DIR</text:p>
          </table:table-cell>
          <table:table-cell/>
          <table:table-cell table:style-name="ce17" office:value-type="string">
            <text:p>eltitle=create folder|ltarget=dir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SUPPR</text:p>
          </table:table-cell>
          <table:table-cell table:formula="oooc:=[.B27]" office:value-type="string" office:string-value="IFC_LIST">
            <text:p>IFC_LIST</text:p>
          </table:table-cell>
          <table:table-cell office:value-type="string">
            <text:p>suppress after import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5]+10" office:value-type="float" office:value="2200">
            <text:p>22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PROGRAM</text:p>
          </table:table-cell>
          <table:table-cell table:style-name="ce5"/>
          <table:table-cell table:style-name="ce5" office:value-type="string">
            <text:p>programmation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26]+1000" office:value-type="float" office:value="3100">
            <text:p>3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RUN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actif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38]+10" office:value-type="float" office:value="3110">
            <text:p>31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"/>
          <table:table-cell table:style-name="ce17"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IFC_P_RU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PROCID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proc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9]+10" office:value-type="float" office:value="3120">
            <text:p>3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PROC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proces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1]+10" office:value-type="float" office:value="3130">
            <text:p>31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IFC_P_PROCID%</text:p>
          </table:table-cell>
          <table:table-cell table:number-columns-repeated="4"/>
          <table:table-cell office:value-type="string">
            <text:p>ltarget=proc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DATEEXEC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exec 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2]+10" office:value-type="float" office:value="3140">
            <text:p>31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showempty=--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PERDAY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day period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3]+10" office:value-type="float" office:value="3150">
            <text:p>31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0,1|1,2|2,3|3,4|4,5|5,6|6,7|7,8|8,9|9,10|10,11|11,12|12,13|13,14|14,15|15,16|16,17|17,18|18,19|19,20|20,21|21,22|22,23|23,24|24,25|25,26|26,27|27,28|28,29|29,30|30,31|31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PERHOUR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hour period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4]+10" office:value-type="float" office:value="3160">
            <text:p>316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0,1|1,2|2,3|3,4|4,5|5,6|6,7|7,8|8,9|9,10|10,11|11,12|12,13|13,14|14,15|15,16|16,17|17,18|18,19|19,20|20,21|21,22|22,23|23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PERMIN</text:p>
          </table:table-cell>
          <table:table-cell table:formula="oooc:=[.B38]" office:value-type="string" office:string-value="IFC_PROGRAM">
            <text:p>IFC_PROGRAM</text:p>
          </table:table-cell>
          <table:table-cell office:value-type="string">
            <text:p>min period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5]+10" office:value-type="float" office:value="3170">
            <text:p>317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0,5|5,10|10,15|15,20|20,25|25,30|30,35|35,40|40,45|45,50|50,55|55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38]+1000" office:value-type="float" office:value="4100">
            <text:p>4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LIST</text:p>
          </table:table-cell>
          <table:table-cell table:formula="oooc:=[.B49]" office:value-type="string" office:string-value="IFC_CONTENT">
            <text:p>IFC_CONTENT</text:p>
          </table:table-cell>
          <table:table-cell office:value-type="string">
            <text:p>fil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49]+10" office:value-type="float" office:value="4110">
            <text:p>411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sorttable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ATCH</text:p>
          </table:table-cell>
          <table:table-cell table:formula="oooc:=[.B50]" office:value-type="string" office:string-value="IFC_C_LIST">
            <text:p>IFC_C_LIST</text:p>
          </table:table-cell>
          <table:table-cell office:value-type="string">
            <text:p>match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4120">
            <text:p>41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NAME</text:p>
          </table:table-cell>
          <table:table-cell table:formula="oooc:=[.B50]" office:value-type="string" office:string-value="IFC_C_LIST">
            <text:p>IFC_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4130">
            <text:p>41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METHOD&amp;id=%ID%&amp;method=transfertCxFile(%IFC_C_NAME%,1)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IZE</text:p>
          </table:table-cell>
          <table:table-cell table:formula="oooc:=[.B50]" office:value-type="string" office:string-value="IFC_C_LIST">
            <text:p>IFC_C_LIST</text:p>
          </table:table-cell>
          <table:table-cell office:value-type="string">
            <text:p>size</text:p>
          </table:table-cell>
          <table:table-cell table:number-columns-repeated="2" office:value-type="string">
            <text:p>N</text:p>
          </table:table-cell>
          <table:table-cell office:value-type="string">
            <text:p>float</text:p>
          </table:table-cell>
          <table:table-cell table:formula="oooc:=[.H52]+10" office:value-type="float" office:value="4140">
            <text:p>41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TIME</text:p>
          </table:table-cell>
          <table:table-cell table:formula="oooc:=[.B50]" office:value-type="string" office:string-value="IFC_C_LIST">
            <text:p>IFC_C_LIST</text:p>
          </table:table-cell>
          <table:table-cell office:value-type="string">
            <text:p>modification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53]+10" office:value-type="float" office:value="4150">
            <text:p>4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TATE</text:p>
          </table:table-cell>
          <table:table-cell table:formula="oooc:=[.B50]" office:value-type="string" office:string-value="IFC_C_LIST">
            <text:p>IFC_C_LIST</text:p>
          </table:table-cell>
          <table:table-cell office:value-type="string">
            <text:p>st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4]+10" office:value-type="float" office:value="4160">
            <text:p>416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N|new,I|imported,D|deleted,U|unknown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TRANSFERT</text:p>
          </table:table-cell>
          <table:table-cell/>
          <table:table-cell office:value-type="string">
            <text:p>import new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002">
            <text:p>100002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transfertNewCxFiles()</text:p>
          </table:table-cell>
          <table:table-cell table:style-name="Default"/>
          <table:table-cell office:value-type="string">
            <text:p>::showSourceMenu()</text:p>
          </table:table-cell>
          <table:table-cell/>
          <table:table-cell table:style-name="Default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SCANDIR</text:p>
          </table:table-cell>
          <table:table-cell/>
          <table:table-cell office:value-type="string">
            <text:p>check new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000">
            <text:p>100000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verifyNewCxFiles()</text:p>
          </table:table-cell>
          <table:table-cell table:style-name="Default"/>
          <table:table-cell office:value-type="string">
            <text:p>::showSourceMenu()</text:p>
          </table:table-cell>
          <table:table-cell/>
          <table:table-cell table:style-name="Default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RESET</text:p>
          </table:table-cell>
          <table:table-cell/>
          <table:table-cell office:value-type="string">
            <text:p>clear lis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001">
            <text:p>100001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resetScan()</text:p>
          </table:table-cell>
          <table:table-cell table:style-name="Default"/>
          <table:table-cell office:value-type="string">
            <text:p>::showSourceMenu()</text:p>
          </table:table-cell>
          <table:table-cell/>
          <table:table-cell table:style-name="Default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number:min-integer-digits="1" number:grouping="true"/>
      <number:text> € </number:text>
    </number:number-style>
    <number:number-style style:name="N182P2" style:volatile="true">
      <number:text> -</number:text>
      <number:number number: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5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6">16/12/2008</text:date>, <text:time>19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c Claverie</meta:initial-creator>
    <meta:creation-date>2008-12-05T11:10:43</meta:creation-date>
    <dc:creator>Marc Claverie</dc:creator>
    <dc:date>2008-12-16T19:04:20</dc:date>
    <meta:editing-cycles>103</meta:editing-cycles>
    <meta:editing-duration>P1DT20H53M52S</meta:editing-duration>
    <meta:user-defined meta:name="Info 1"/>
    <meta:user-defined meta:name="Info 2"/>
    <meta:user-defined meta:name="Info 3"/>
    <meta:user-defined meta:name="Info 4"/>
    <meta:document-statistic meta:table-count="3" meta:cell-count="452"/>
  </office:meta>
</office:document-meta>
</file>